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3deb3d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fill-color="#3deb3d" draw:opacity="20%" draw:textarea-horizontal-align="justify" draw:textarea-vertical-align="middle" draw:auto-grow-height="false" draw:shadow-opacity="2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 Sémantique</text:p>
          </draw:text-box>
        </draw:frame>
        <draw:frame presentation:style-name="pr2" draw:layer="layout" svg:width="24.639cm" svg:height="12.178cm" svg:x="1.4cm" svg:y="4.914cm" presentation:class="subtitle">
          <draw:text-box>
            <text:p>HTTP</text:p>
            <text:p>Syntaxe XML</text:p>
            <text:p>Ontologie</text:p>
            <text:p>RDF</text:p>
          </draw:text-box>
        </draw:frame>
        <draw:frame draw:style-name="gr1" draw:text-style-name="P1" draw:layer="layout" svg:width="6.776cm" svg:height="1.673cm" svg:x="19.5cm" svg:y="18.004cm">
          <draw:text-box>
            <text:p><text:span text:style-name="T1"><text:a xlink:href="mailto:antoine@naturalpad.fr" xlink:type="simple">antoine@naturalpad.fr</text:a></text:span></text:p>
            <text:p><text:span text:style-name="T1">Github : natoi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ntolog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Terme emprunté à la philosophie au début 90.</text:p>
                <text:p>En philosophie, l'Ontologie est une branche qui étudie l'être en tant qu'être, l'existence en général.</text:p>
                <text:p/>
                <text:p>Arrive en informatique par la représentation des connaissances, une branche de l'I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ntolog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En informatique, représentation de propriétés de ce qui existe pour une application dans un formalisme supportant un traitement rationnel.</text:p>
                <text:p/>
                <text:p>Description de l'existant et de ses catégories.</text:p>
                <text:p>Pensez : <text:tab/><text:tab/><text:tab/><text:tab/><text:tab/><text:tab/><text:tab/> <text:s text:c="2"/>instances et classes</text:p>
                <text:p/>
                <text:p>Formulation exhaustive et rigoureuse de la conceptualisation d'un domain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ntologi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ermet de construire des systèmes à base de connaissance </text:p>
              </text:list-item>
              <text:list-item>
                <text:p>Permet de faire des inférences</text:p>
                <text:list>
                  <text:list-item>
                    <text:p>Recherche d'information</text:p>
                  </text:list-item>
                  <text:list-item>
                    <text:p>Gestion des connaissances</text:p>
                  </text:list-item>
                  <text:list-item>
                    <text:p>Enrichissement automatique de données</text:p>
                    <text:p>...</text:p>
                  </text:list-item>
                </text:list>
              </text:list-item>
              <text:list-item>
                <text:p>Permet l'interopérabilité entre des systèm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ntolog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Techniquement pour nous : </text:p>
                <text:p>Une ontologie = un vocabulaire RDF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DF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esource Description Framework</text:p>
                <text:list>
                  <text:list-item>
                    <text:p>Les ressources sont un concept de base : tout ce qui peut être identifié par une URI</text:p>
                  </text:list-item>
                  <text:list-item>
                    <text:p>La description d'une ressource est un ensemble d'attributs, de caractéristiques et de relations entre ressources (entre autres)</text:p>
                  </text:list-item>
                  <text:list-item>
                    <text:p>Standardisation des modèles et syntaxes des descri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DF</text:p>
          </draw:text-box>
        </draw:frame>
        <draw:frame presentation:style-name="pr4" draw:layer="layout" svg:width="24.639cm" svg:height="12.179cm" svg:x="1.6cm" svg:y="8.714cm" presentation:class="outline" presentation:user-transformed="true">
          <draw:text-box>
            <text:list text:style-name="L3">
              <text:list-header>
                <text:p text:style-name="P3">Structure de données et modèle d'encodage des données et des méta-données relatives à tout ce qui peut être identifié par une URI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riplet RDF</text:p>
          </draw:text-box>
        </draw:frame>
        <draw:custom-shape draw:style-name="gr3" draw:text-style-name="P3" draw:layer="layout" svg:width="8.4cm" svg:height="3.2cm" svg:x="2.199cm" svg:y="6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6cm" svg:height="3cm" svg:x="17.999cm" svg:y="6.89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99cm" svg:y1="8.399cm" svg:x2="17.999cm" svg:y2="8.399cm">
          <text:p/>
        </draw:line>
        <draw:frame draw:style-name="gr1" draw:text-style-name="P4" draw:layer="layout" svg:width="2.272cm" svg:height="1.119cm" svg:x="5.199cm" svg:y="7.999cm">
          <draw:text-box>
            <text:p text:style-name="P4">Sujet</text:p>
          </draw:text-box>
        </draw:frame>
        <draw:frame draw:style-name="gr1" draw:text-style-name="P4" draw:layer="layout" svg:width="2.356cm" svg:height="1.119cm" svg:x="20.499cm" svg:y="7.799cm">
          <draw:text-box>
            <text:p text:style-name="P4">Objet</text:p>
          </draw:text-box>
        </draw:frame>
        <draw:frame draw:style-name="gr1" draw:text-style-name="P4" draw:layer="layout" svg:width="3.351cm" svg:height="1.119cm" svg:x="12.599cm" svg:y="7.199cm">
          <draw:text-box>
            <text:p text:style-name="P4">Prédicat</text:p>
          </draw:text-box>
        </draw:frame>
        <draw:frame draw:style-name="gr1" draw:layer="layout" svg:width="21.635cm" svg:height="0.962cm" svg:x="3.2cm" svg:y="11.6cm">
          <draw:text-box>
            <text:p>Relie une ressource à une propriété et attribue une valeur à cette propriété.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ercice</text:p>
          </draw:text-box>
        </draw:frame>
        <draw:frame draw:style-name="gr1" draw:layer="layout" svg:width="7.419cm" svg:height="0.962cm" svg:x="10.201cm" svg:y="4.5cm">
          <draw:text-box>
            <text:p>&lt;Sujet , Prédicat, Objet&gt;</text:p>
          </draw:text-box>
        </draw:frame>
        <draw:frame draw:style-name="gr1" draw:layer="layout" svg:width="19.827cm" svg:height="0.962cm" svg:x="4.101cm" svg:y="6.2cm">
          <draw:text-box>
            <text:p>Fabien a créé une page websem.html à propos du Web Sémantique.</text:p>
          </draw:text-box>
        </draw:frame>
        <draw:frame draw:style-name="gr1" draw:text-style-name="P3" draw:layer="layout" svg:width="22.202cm" svg:height="3.095cm" svg:x="3.2cm" svg:y="10.2cm">
          <draw:text-box>
            <text:p text:style-name="P3">Peut être décomposée en deux triplets ayant pour sujet la page websem.html</text:p>
            <text:p text:style-name="P3"/>
            <text:p text:style-name="P3">&lt; websem.html , auteur , Fabien &gt;</text:p>
            <text:p text:style-name="P3">&lt; websem.html , thème , Web Sémantique&gt;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 graphe RDF</text:p>
          </draw:text-box>
        </draw:frame>
        <draw:custom-shape draw:style-name="gr3" draw:text-style-name="P3" draw:layer="layout" svg:width="8.4cm" svg:height="3.2cm" svg:x="2.199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6cm" svg:height="3cm" svg:x="17.999cm" svg:y="5.39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99cm" svg:y1="6.899cm" svg:x2="17.999cm" svg:y2="6.899cm">
          <text:p/>
        </draw:line>
        <draw:frame draw:style-name="gr1" draw:text-style-name="P4" draw:layer="layout" svg:width="2.703cm" svg:height="1.119cm" svg:x="12.599cm" svg:y="5.699cm">
          <draw:text-box>
            <text:p text:style-name="P4">auteur</text:p>
          </draw:text-box>
        </draw:frame>
        <draw:frame draw:style-name="gr1" draw:layer="layout" svg:width="6.314cm" svg:height="0.962cm" svg:x="3.286cm" svg:y="7.038cm">
          <draw:text-box>
            <text:p>Identifié par une URI</text:p>
          </draw:text-box>
        </draw:frame>
        <draw:frame draw:style-name="gr1" draw:layer="layout" svg:width="4.473cm" svg:height="0.962cm" svg:x="4.186cm" svg:y="5.738cm">
          <draw:text-box>
            <text:p>WebSem.html</text:p>
          </draw:text-box>
        </draw:frame>
        <draw:line draw:style-name="gr4" draw:text-style-name="P3" draw:layer="layout" svg:x1="6.4cm" svg:y1="8.499cm" svg:x2="9.8cm" svg:y2="13.8cm">
          <text:p/>
        </draw:line>
        <draw:custom-shape draw:style-name="gr3" draw:text-style-name="P3" draw:layer="layout" svg:width="8.2cm" svg:height="2.8cm" svg:x="6cm" svg:y="13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263cm" svg:height="0.962cm" svg:x="5.9cm" svg:y="10.7cm">
          <draw:text-box>
            <text:p>thème</text:p>
          </draw:text-box>
        </draw:frame>
        <draw:frame draw:style-name="gr1" draw:layer="layout" svg:width="5.349cm" svg:height="0.962cm" svg:x="7.3cm" svg:y="14.6cm">
          <draw:text-box>
            <text:p>Web Sémantique</text:p>
          </draw:text-box>
        </draw:frame>
        <draw:custom-shape draw:style-name="gr3" draw:text-style-name="P3" draw:layer="layout" svg:width="8.4cm" svg:height="3.2cm" svg:x="17.99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2.437cm" svg:height="0.962cm" svg:x="20.786cm" svg:y="5.6cm">
          <draw:text-box>
            <text:p>Fabien</text:p>
          </draw:text-box>
        </draw:frame>
        <draw:frame draw:style-name="gr1" draw:layer="layout" svg:width="6.314cm" svg:height="0.962cm" svg:x="18.686cm" svg:y="7cm">
          <draw:text-box>
            <text:p>Identifié par une URI</text:p>
          </draw:text-box>
        </draw:frame>
        <draw:line draw:style-name="gr4" draw:text-style-name="P3" draw:layer="layout" svg:x1="22.2cm" svg:y1="8.399cm" svg:x2="21.8cm" svg:y2="13cm">
          <text:p/>
        </draw:line>
        <draw:frame draw:style-name="gr1" draw:layer="layout" svg:width="2.682cm" svg:height="0.962cm" svg:x="22cm" svg:y="10.4cm">
          <draw:text-box>
            <text:p>travaille</text:p>
          </draw:text-box>
        </draw:frame>
        <draw:custom-shape draw:style-name="gr3" draw:text-style-name="P3" draw:layer="layout" svg:width="7.6cm" svg:height="2.8cm" svg:x="18.8cm" svg:y="13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195cm" svg:height="0.962cm" svg:x="21.605cm" svg:y="13.838cm">
          <draw:text-box>
            <text:p>INRIA</text:p>
          </draw:text-box>
        </draw:frame>
        <draw:frame draw:style-name="gr1" draw:layer="layout" svg:width="6.314cm" svg:height="0.962cm" svg:x="19.5cm" svg:y="14.8cm">
          <draw:text-box>
            <text:p>Identifié par une URI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 graphe Mondial</text:p>
          </draw:text-box>
        </draw:frame>
        <draw:custom-shape draw:style-name="gr3" draw:text-style-name="P3" draw:layer="layout" svg:width="8.4cm" svg:height="3.2cm" svg:x="0.199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415cm" svg:height="3cm" svg:x="11.699cm" svg:y="5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599cm" svg:y1="7cm" svg:x2="11.699cm" svg:y2="7cm">
          <text:p/>
        </draw:line>
        <draw:frame draw:style-name="gr1" draw:text-style-name="P4" draw:layer="layout" svg:width="2.703cm" svg:height="1.119cm" svg:x="8.699cm" svg:y="5.681cm">
          <draw:text-box>
            <text:p text:style-name="P4">auteur</text:p>
          </draw:text-box>
        </draw:frame>
        <draw:frame draw:style-name="gr1" draw:text-style-name="P1" draw:layer="layout" svg:width="6.314cm" svg:height="0.962cm" svg:x="1.086cm" svg:y="7.038cm">
          <draw:text-box>
            <text:p text:style-name="P1">Identifié par une URI</text:p>
          </draw:text-box>
        </draw:frame>
        <draw:frame draw:style-name="gr1" draw:text-style-name="P1" draw:layer="layout" svg:width="4.473cm" svg:height="0.962cm" svg:x="2.186cm" svg:y="5.738cm">
          <draw:text-box>
            <text:p text:style-name="P1">WebSem.html</text:p>
          </draw:text-box>
        </draw:frame>
        <draw:line draw:style-name="gr4" draw:text-style-name="P3" draw:layer="layout" svg:x1="4.4cm" svg:y1="8.499cm" svg:x2="4.4cm" svg:y2="13.6cm">
          <text:p/>
        </draw:line>
        <draw:custom-shape draw:style-name="gr3" draw:text-style-name="P3" draw:layer="layout" svg:width="8.2cm" svg:height="2.8cm" svg:x="0.3cm" svg:y="13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63cm" svg:height="0.962cm" svg:x="0.8cm" svg:y="10.7cm">
          <draw:text-box>
            <text:p text:style-name="P1">thème</text:p>
          </draw:text-box>
        </draw:frame>
        <draw:frame draw:style-name="gr1" draw:text-style-name="P1" draw:layer="layout" svg:width="5.349cm" svg:height="0.962cm" svg:x="1.6cm" svg:y="14.4cm">
          <draw:text-box>
            <text:p text:style-name="P1">Web Sémantique</text:p>
          </draw:text-box>
        </draw:frame>
        <draw:custom-shape draw:style-name="gr3" draw:text-style-name="P3" draw:layer="layout" svg:width="8.4cm" svg:height="3.2cm" svg:x="18.99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437cm" svg:height="0.962cm" svg:x="13.8cm" svg:y="5.638cm">
          <draw:text-box>
            <text:p text:style-name="P1">Fabien</text:p>
          </draw:text-box>
        </draw:frame>
        <draw:frame draw:style-name="gr1" draw:text-style-name="P1" draw:layer="layout" svg:width="6.314cm" svg:height="0.962cm" svg:x="11.7cm" svg:y="7.038cm">
          <draw:text-box>
            <text:p text:style-name="P1">Identifié par une URI</text:p>
          </draw:text-box>
        </draw:frame>
        <draw:line draw:style-name="gr4" draw:text-style-name="P3" draw:layer="layout" svg:x1="24.2cm" svg:y1="8.4cm" svg:x2="24.2cm" svg:y2="13.2cm">
          <text:p/>
        </draw:line>
        <draw:frame draw:style-name="gr1" draw:text-style-name="P1" draw:layer="layout" svg:width="2.682cm" svg:height="0.962cm" svg:x="24.4cm" svg:y="10.4cm">
          <draw:text-box>
            <text:p text:style-name="P1">travaille</text:p>
          </draw:text-box>
        </draw:frame>
        <draw:custom-shape draw:style-name="gr3" draw:text-style-name="P3" draw:layer="layout" svg:width="7.6cm" svg:height="2.8cm" svg:x="19.3cm" svg:y="13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95cm" svg:height="0.962cm" svg:x="22.105cm" svg:y="13.738cm">
          <draw:text-box>
            <text:p text:style-name="P1">INRIA</text:p>
          </draw:text-box>
        </draw:frame>
        <draw:frame draw:style-name="gr1" draw:text-style-name="P1" draw:layer="layout" svg:width="6.314cm" svg:height="0.962cm" svg:x="20cm" svg:y="14.7cm">
          <draw:text-box>
            <text:p text:style-name="P1">Identifié par une URI</text:p>
          </draw:text-box>
        </draw:frame>
        <draw:frame draw:style-name="gr1" draw:text-style-name="P1" draw:layer="layout" svg:width="2.437cm" svg:height="0.962cm" svg:x="21.786cm" svg:y="5.4cm">
          <draw:text-box>
            <text:p text:style-name="P1">Fabien</text:p>
          </draw:text-box>
        </draw:frame>
        <draw:frame draw:style-name="gr1" draw:text-style-name="P1" draw:layer="layout" svg:width="6.314cm" svg:height="0.962cm" svg:x="19.686cm" svg:y="6.8cm">
          <draw:text-box>
            <text:p text:style-name="P1">Identifié par une URI</text:p>
          </draw:text-box>
        </draw:frame>
        <draw:custom-shape draw:style-name="gr5" draw:text-style-name="P3" draw:layer="layout" svg:width="8.8cm" svg:height="13.857cm" svg:x="18.8cm" svg:y="3.1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draw:layer="layout" svg:width="10.2cm" svg:height="13.4cm" svg:x="4cm" svg:y="3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layer="layout" svg:width="3.038cm" svg:height="0.962cm" svg:x="7.4cm" svg:y="17cm">
          <draw:text-box>
            <text:p>Source 1</text:p>
          </draw:text-box>
        </draw:frame>
        <draw:frame draw:style-name="gr1" draw:layer="layout" svg:width="3.038cm" svg:height="0.962cm" svg:x="22cm" svg:y="17cm">
          <draw:text-box>
            <text:p>Source 2</text:p>
          </draw:text-box>
        </draw:frame>
        <draw:frame draw:style-name="gr1" draw:layer="layout" svg:width="9.273cm" svg:height="0.962cm" svg:x="10.9cm" svg:y="17.7cm">
          <draw:text-box>
            <text:p>Fabien a toujours la même URI</text:p>
          </draw:text-box>
        </draw:frame>
        <draw:frame draw:style-name="gr1" draw:layer="layout" svg:width="10.15cm" svg:height="0.962cm" svg:x="10.3cm" svg:y="19.6cm">
          <draw:text-box>
            <text:p>Mécanisme de fusion des graphes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 graphe RDF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ulti – graphe : peut contenir plusieurs arcs entre deux sommets. Peut contenir des boucles entre deux sommets.</text:p>
              </text:list-item>
              <text:list-item>
                <text:p>Orienté : chaque arc est orienté. Et peut avoir un arc réciproque.</text:p>
              </text:list-item>
              <text:list-item>
                <text:p>Un graphe étiqueté : chaque arc est étiqueté d'une URI pour son type. Chaque sommet est étiqueté par une URI, ou une valeur litérale, ou des nœuds anonym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space de nomm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Namespace le retour ^^</text:p>
              </text:list-item>
              <text:list-item>
                <text:p>Une URI pour identifier l'ontologie, le vocabulaire, le schéma RDF : les types de ressources et de relations utilisés pour étiqueter un graph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custom-shape draw:style-name="gr3" draw:text-style-name="P3" xml:id="id1" draw:id="id1" draw:layer="layout" svg:width="8.2cm" svg:height="2.2cm" svg:x="1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6.361cm" svg:height="0.962cm" svg:x="2.2cm" svg:y="9.5cm">
          <draw:text-box>
            <text:p>http://...websem.html</text:p>
          </draw:text-box>
        </draw:frame>
        <draw:frame draw:style-name="gr1" draw:layer="layout" svg:width="2.725cm" svg:height="0.962cm" svg:x="2.1cm" svg:y="6.8cm">
          <draw:text-box>
            <text:p><text:span text:style-name="T2">rdf</text:span>:type</text:p>
          </draw:text-box>
        </draw:frame>
        <draw:custom-shape draw:style-name="gr3" draw:text-style-name="P3" draw:layer="layout" svg:width="3.4cm" svg:height="1.6cm" svg:x="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xml:id="id2" draw:id="id2" draw:layer="layout" svg:width="2.373cm" svg:height="0.962cm" svg:x="2.6cm" svg:y="3.3cm">
          <draw:text-box>
            <text:p>dt:Text</text:p>
          </draw:text-box>
        </draw:frame>
        <draw:custom-shape draw:style-name="gr3" draw:text-style-name="P3" xml:id="id3" draw:id="id3" draw:layer="layout" svg:width="12.6cm" svg:height="2cm" svg:x="12.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0.12cm" svg:height="0.962cm" svg:x="13.4cm" svg:y="2.6cm">
          <draw:text-box>
            <text:p>http://ns.inria.fr/fabien.gandon#me</text:p>
          </draw:text-box>
        </draw:frame>
        <draw:frame draw:style-name="gr1" draw:layer="layout" svg:width="3.394cm" svg:height="0.962cm" svg:x="10.7cm" svg:y="5.3cm">
          <draw:text-box>
            <text:p><text:span text:style-name="T2">dc</text:span>:creator</text:p>
          </draw:text-box>
        </draw:frame>
        <draw:frame draw:style-name="gr1" draw:layer="layout" svg:width="2.653cm" svg:height="0.962cm" svg:x="6.5cm" svg:y="13.4cm">
          <draw:text-box>
            <text:p><text:span text:style-name="T2">dc</text:span>:date</text:p>
          </draw:text-box>
        </draw:frame>
        <draw:frame draw:style-name="gr1" draw:layer="layout" svg:width="3.427cm" svg:height="0.962cm" svg:x="0.6cm" svg:y="17.9cm">
          <draw:text-box>
            <text:p><text:span text:style-name="T2">dc</text:span>:subject</text:p>
          </draw:text-box>
        </draw:frame>
        <draw:custom-shape draw:style-name="gr3" draw:text-style-name="P3" xml:id="id4" draw:id="id4" draw:layer="layout" svg:width="5.2cm" svg:height="1.6cm" svg:x="17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707cm" svg:height="0.962cm" svg:x="18.6cm" svg:y="6.8cm">
          <draw:text-box>
            <text:p>data:Olivier</text:p>
          </draw:text-box>
        </draw:frame>
        <draw:custom-shape draw:style-name="gr3" draw:text-style-name="P3" xml:id="id5" draw:id="id5" draw:layer="layout" svg:width="5.8cm" svg:height="2.2cm" svg:x="17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4.655cm" svg:height="0.962cm" svg:x="18.4cm" svg:y="12.2cm">
          <draw:text-box>
            <text:p>data:Catherine</text:p>
          </draw:text-box>
        </draw:frame>
        <draw:custom-shape draw:style-name="gr3" draw:text-style-name="P3" draw:layer="layout" svg:width="3.2cm" svg:height="1.4cm" svg:x="11.4cm" svg:y="15.4cm">
          <text:p/>
          <draw:enhanced-geometry svg:viewBox="0 0 21600 21600" draw:type="rectangle" draw:enhanced-path="M 0 0 L 21600 0 21600 21600 0 21600 0 0 Z N"/>
        </draw:custom-shape>
        <draw:frame draw:style-name="gr1" xml:id="id6" draw:id="id6" draw:layer="layout" svg:width="1.907cm" svg:height="0.962cm" svg:x="12cm" svg:y="15.6cm">
          <draw:text-box>
            <text:p>2011</text:p>
          </draw:text-box>
        </draw:frame>
        <draw:custom-shape draw:style-name="gr3" draw:text-style-name="P3" xml:id="id7" draw:id="id7" draw:layer="layout" svg:width="13.4cm" svg:height="1.6cm" svg:x="7.3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2.228cm" svg:height="0.962cm" svg:x="8cm" svg:y="19cm">
          <draw:text-box>
            <text:p>http://en.wikipedia.org/wiki/Semantic_web</text:p>
          </draw:text-box>
        </draw:frame>
        <draw:connector draw:style-name="gr4" draw:text-style-name="P3" draw:layer="layout" draw:type="curve" svg:x1="5.3cm" svg:y1="9cm" svg:x2="3.786cm" svg:y2="4.262cm" draw:start-shape="id1" draw:end-shape="id2" svg:d="m5300 9000c0-3553-1514-1185-1514-4738" svg:viewBox="0 0 1515 4739">
          <text:p/>
        </draw:connector>
        <draw:connector draw:style-name="gr4" draw:text-style-name="P3" draw:layer="layout" draw:type="curve" svg:x1="8.2cm" svg:y1="9.322cm" svg:x2="18.6cm" svg:y2="4.1cm" draw:start-shape="id1" draw:start-glue-point="11" draw:end-shape="id3" svg:d="m8200 9322c0-4156 10400-1546 10400-5222" svg:viewBox="0 0 10401 5223">
          <text:p/>
        </draw:connector>
        <draw:connector draw:style-name="gr4" draw:text-style-name="P3" draw:layer="layout" draw:type="curve" svg:x1="9.4cm" svg:y1="10.1cm" svg:x2="17.8cm" svg:y2="7.4cm" draw:start-shape="id1" draw:start-glue-point="10" draw:end-shape="id4" svg:d="m9400 10100c6301 0 2102-2700 8400-2700" svg:viewBox="0 0 8401 2701">
          <text:p/>
        </draw:connector>
        <draw:connector draw:style-name="gr4" draw:text-style-name="P3" draw:layer="layout" draw:type="curve" svg:x1="8.2cm" svg:y1="10.878cm" svg:x2="17.8cm" svg:y2="12.8cm" draw:start-shape="id1" draw:start-glue-point="9" draw:end-shape="id5" draw:end-glue-point="6" svg:d="m8200 10878c0 1282 3200 1922 9600 1922" svg:viewBox="0 0 9601 1923">
          <text:p/>
        </draw:connector>
        <draw:connector draw:style-name="gr4" draw:text-style-name="P3" draw:layer="layout" draw:type="curve" svg:x1="5.3cm" svg:y1="11.2cm" svg:x2="12.953cm" svg:y2="15.6cm" draw:start-shape="id1" draw:start-glue-point="8" draw:end-shape="id6" svg:d="m5300 11200c0 3301 7653 1102 7653 4400" svg:viewBox="0 0 7654 4401">
          <text:p/>
        </draw:connector>
        <draw:connector draw:style-name="gr4" draw:text-style-name="P3" draw:layer="layout" draw:type="curve" svg:x1="2.4cm" svg:y1="10.878cm" svg:x2="7.3cm" svg:y2="19.5cm" draw:start-shape="id1" draw:start-glue-point="7" draw:end-shape="id7" draw:end-glue-point="6" svg:d="m2400 10878c0 5748 1633 8622 4900 8622" svg:viewBox="0 0 4901 8623">
          <text:p/>
        </draw:connector>
        <draw:frame draw:style-name="gr1" draw:layer="layout" svg:width="3.394cm" svg:height="0.962cm" svg:x="10cm" svg:y="8.4cm">
          <draw:text-box>
            <text:p><text:span text:style-name="T2">dc</text:span>:creator</text:p>
          </draw:text-box>
        </draw:frame>
        <draw:frame draw:style-name="gr1" draw:layer="layout" svg:width="3.394cm" svg:height="0.962cm" svg:x="12.4cm" svg:y="11.4cm">
          <draw:text-box>
            <text:p><text:span text:style-name="T2">dc</text:span>:creator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oine </meta:initial-creator>
    <meta:creation-date>2013-09-25T21:58:41</meta:creation-date>
    <dc:date>2013-09-26T01:06:46</dc:date>
    <dc:creator>natoine </dc:creator>
    <meta:editing-duration>PT2H28M1S</meta:editing-duration>
    <meta:editing-cycles>14</meta:editing-cycles>
    <meta:generator>LibreOffice/3.5$Linux_x86 LibreOffice_project/350m1$Build-2</meta:generator>
    <meta:document-statistic meta:object-count="152"/>
  </office:meta>
</office:document-meta>
</file>